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22in" fo:text-align="start" style:justify-single-word="false" style:text-autospace="none"/>
      <style:text-properties style:use-window-font-color="true" style:font-name="Helvetica" fo:font-size="11pt" style:font-name-asian="Helvetica" style:font-size-asian="11pt" style:font-name-complex="Helvetica" style:font-size-complex="11pt"/>
    </style:style>
    <style:style style:name="P2" style:family="paragraph" style:parent-style-name="Standard" style:list-style-name="">
      <style:paragraph-properties style:line-height-at-least="0.222in" fo:text-align="start" style:justify-single-word="false" style:text-autospace="none"/>
      <style:text-properties fo:color="#666666" style:font-name="Helvetica" fo:font-size="11pt" style:font-name-asian="Helvetica" style:font-size-asian="11pt" style:font-name-complex="Helvetica" style:font-size-complex="11pt"/>
    </style:style>
    <style:style style:name="P3" style:family="paragraph" style:parent-style-name="Standard" style:list-style-name="">
      <style:paragraph-properties style:line-height-at-least="0.222in" fo:text-align="start" style:justify-single-word="false" style:text-autospace="none"/>
      <style:text-properties fo:color="#999999" style:font-name="Helvetica" fo:font-size="11pt" style:font-name-asian="Helvetica" style:font-size-asian="11pt" style:font-name-complex="Helvetica" style:font-size-complex="11pt"/>
    </style:style>
    <style:style style:name="P4" style:family="paragraph" style:parent-style-name="Standard" style:list-style-name="">
      <style:paragraph-properties fo:margin-top="0in" fo:margin-bottom="0.1945in" style:line-height-at-least="0.3335in" fo:text-align="start" style:justify-single-word="false" style:text-autospace="none"/>
      <style:text-properties style:use-window-font-color="true" style:font-name="ArialMT" fo:font-size="18pt" fo:font-weight="bold" style:font-name-asian="ArialMT" style:font-size-asian="18pt" style:font-weight-asian="bold" style:font-name-complex="ArialMT" style:font-size-complex="18pt" style:font-weight-complex="bold"/>
    </style:style>
    <style:style style:name="P5"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6" style:family="paragraph" style:parent-style-name="Standard">
      <style:paragraph-properties fo:margin-left="0.5in" fo:margin-right="0in" fo:margin-top="0in" fo:margin-bottom="0.2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7" style:family="paragraph" style:parent-style-name="Standard">
      <style:paragraph-properties fo:margin-left="0.5in" fo:margin-right="0in" fo:margin-top="0in" fo:margin-bottom="0.2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18pt" fo:font-weight="bold" style:font-name-asian="ArialMT" style:font-size-asian="18pt" style:font-weight-asian="bold" style:font-name-complex="ArialMT" style:font-size-complex="18pt" style:font-weight-complex="bold"/>
    </style:style>
    <style:style style:name="P8" style:family="paragraph" style:parent-style-name="Standard">
      <style:paragraph-properties fo:margin-left="0.5in" fo:margin-right="0in" fo:margin-top="0in" fo:margin-bottom="0.2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9" style:family="paragraph" style:parent-style-name="Standard" style:list-style-name="">
      <style:paragraph-properties fo:margin-top="0in" fo:margin-bottom="0.1807in" style:line-height-at-least="0.278in" fo:text-align="start" style:justify-single-word="false" style:text-autospace="none"/>
      <style:text-properties style:use-window-font-color="true" style:font-name="Georgia" fo:font-size="14pt" fo:font-weight="normal" style:font-name-asian="Georgia" style:font-size-asian="14pt" style:font-weight-asian="normal" style:font-name-complex="Georgia" style:font-size-complex="14pt" style:font-weight-complex="normal"/>
    </style:style>
    <style:style style:name="P10" style:family="paragraph" style:parent-style-name="Standard">
      <style:paragraph-properties fo:margin-left="1in" fo:margin-right="0in" fo:margin-top="0in" fo:margin-bottom="0.0835in" style:line-height-at-least="0.222in" fo:text-align="start" style:justify-single-word="false" fo:text-indent="-1in" style:auto-text-indent="false" style:text-autospace="none">
        <style:tab-stops>
          <style:tab-stop style:position="-0.3472in"/>
          <style:tab-stop style:position="0in"/>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11" style:family="paragraph" style:parent-style-name="Standard">
      <style:paragraph-properties fo:margin-left="0in" fo:margin-right="0in" fo:margin-top="0in" fo:margin-bottom="0.25in" style:line-height-at-least="0.222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T1" style:family="text">
      <style:text-properties fo:color="#999999" style:font-name="Helvetica" fo:font-size="11pt" style:font-name-asian="Helvetica" style:font-size-asian="11pt" style:font-name-complex="Helvetica" style:font-size-complex="11pt"/>
    </style:style>
    <style:style style:name="T2" style:family="text">
      <style:text-properties style:use-window-font-color="true" style:font-name="Helvetica" fo:font-size="11pt" fo:font-weight="bold" style:font-name-asian="Helvetica" style:font-size-asian="11pt" style:font-weight-asian="bold" style:font-name-complex="Helvetica" style:font-size-complex="11pt" style:font-weight-complex="bold"/>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style:font-name="Helvetica" fo:font-weight="bold" style:font-name-asian="Helvetica" style:font-weight-asian="bold" style:font-name-complex="Helvetica" style:font-weight-complex="bold"/>
    </style:style>
    <style:style style:name="T5" style:family="text">
      <style:text-properties style:use-window-font-color="true" style:font-name="Helvetica" fo:font-weight="normal" style:font-name-asian="Helvetica" style:font-weight-asian="normal" style:font-name-complex="Helvetica" style:font-weight-complex="normal"/>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ink Meringue Cupcakes with Raspberry Curd</text:p>
      <text:p text:style-name="P5"><text:span text:style-name="T4">Yield </text:span><text:span text:style-name="T5">Makes 1 dozen</text:span></text:p>
      <text:p text:style-name="P5"><text:span text:style-name="T5"/></text:p>
      <text:p text:style-name="P9">Ingredients</text:p>
      <text:p text:style-name="P10"><text:tab/><text:tab/>Vegetable oil cooking spray, for baking cups</text:p>
      <text:p text:style-name="P10"><text:tab/><text:tab/>6 large egg whites, room temperature</text:p>
      <text:p text:style-name="P10"><text:tab/><text:tab/>1 teaspoon white vinegar</text:p>
      <text:p text:style-name="P10"><text:tab/><text:tab/>1 teaspoon pure vanilla extract</text:p>
      <text:p text:style-name="P10"><text:tab/><text:tab/>1/2 teaspoon salt</text:p>
      <text:p text:style-name="P10"><text:tab/><text:tab/>2 cups sugar</text:p>
      <text:p text:style-name="P10"><text:tab/><text:tab/>Gel-paste food coloring in Tulip Red </text:p>
      <text:p text:style-name="P10"><text:tab/><text:tab/>2 cups creme fraiche (recipe below)</text:p>
      <text:p text:style-name="P10"><text:tab/><text:tab/>1 container (6 ounces) raspberries, halved if large</text:p>
      <text:p text:style-name="P10"><text:tab/><text:tab/>Raspberry Curd (recipe below)<text:tab/><text:tab/></text:p>
      <text:p text:style-name="P9">Directions</text:p>
      <text:p text:style-name="P11">Preheat oven to 225 degrees. Line every other cup of 2 nonstick 12-cup muffin tins with baking cups; coat with cooking spray. Whisk egg whites, vinegar, vanilla, and salt with a mixer on medium-high speed until frothy. Add 1 3/4 cups sugar, 1 tablespoon at a time, beating for 1 minute after each addition, making sure the sugar dissolves. Beat until stiff, glossy peaks form. Mix in 6 drops food coloring.</text:p>
      <text:p text:style-name="P11">Transfer mixture to a pastry bag fitted with a plain coupler (no tip), and pipe into prepared baking cups, about 2 inches above rims, finishing with a peak in the centers. Bake, rotating halfway through, 3 to 3 hours and 20 minutes. (Cupcakes should be completely dry on the outside but still soft in the middle. A toothpick inserted horizontally at base of top should have moist but cooked crumbs attached.) Transfer cupcakes in baking cups to wire racks; let cool completely.Beat creme fraiche and remaining cup sugar in a clean mixer bowl on medium-high speed until soft peaks form. Carefully slice off tops of cupcakes using a serrated knife. (Run the knife just above the liner and slowly work your way to the center.) Top each cupcake with 2 tablespoons raspberry curd, a few raspberries, and 2 tablespoons creme fraiche mixture. Replace tops, and serve immediately.</text:p>
      <text:p text:style-name="P4"><text:soft-page-break/>Raspberry Curd</text:p>
      <text:p text:style-name="P5"><text:span text:style-name="T4">Yield </text:span><text:span text:style-name="T5">Makes about 1 1/2 cups</text:span></text:p>
      <text:p text:style-name="P9">Ingredients</text:p>
      <text:p text:style-name="P10"><text:tab/><text:tab/>1 container (6 ounces) raspberries</text:p>
      <text:p text:style-name="P10"><text:tab/><text:tab/>1 1/4 cups sugar</text:p>
      <text:p text:style-name="P10"><text:tab/><text:tab/>4 large egg yolks</text:p>
      <text:p text:style-name="P10"><text:tab/><text:tab/>1 stick unsalted butter</text:p>
      <text:p text:style-name="P10"><text:tab/><text:tab/>1/4 cup fresh lemon juice</text:p>
      <text:p text:style-name="P10"><text:tab/><text:tab/>Pinch of salt<text:tab/></text:p>
      <text:p text:style-name="P9">Directions</text:p>
      <text:p text:style-name="P8"><text:span text:style-name="T5">Whisk all ingredients in a heatproof bowl set over a pan of simmering water until slightly thick, 8 to 10 minutes. Strain; refrigerate until cold and thick.</text:span></text:p>
      <text:p text:style-name="P7">Creme Fraiche Filling</text:p>
      <text:p text:style-name="P5"><text:span text:style-name="T4">Yield </text:span><text:span text:style-name="T5">Makes about 2 cups</text:span></text:p>
      <text:p text:style-name="P9">Ingredients</text:p>
      <text:p text:style-name="P10"><text:tab/><text:tab/>12 ounces cream cheese, room temperature</text:p>
      <text:p text:style-name="P10"><text:tab/><text:tab/>4 ounces creme fraiche</text:p>
      <text:p text:style-name="P10"><text:tab/><text:tab/>2/3 cup confectioners' sugar</text:p>
      <text:p text:style-name="P10"><text:tab/><text:tab/>1/2 teaspoon pure vanilla extract</text:p>
      <text:p text:style-name="P9">Directions</text:p>
      <text:p text:style-name="P6">Put cream cheese into the bowl of an electric mixer fitted with the paddle attachment; mix on medium speed until smooth. Set aside. Whisk creme fraiche in another medium bowl until the whisk begins to leave lines, about 1 minute. Whisk 1/3 of creme fraiche into cream cheese. Add remaining creme fraiche, beating until smooth and scraping down sides of bowl as needed. Sift confectioners' sugar over top, and fold to combine. Stir in vanilla. Refrigerate at least 1 hour (up to 5 hours).</text:p>
      <text:p text:style-name="P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20T22:38:24</meta:creation-date>
    <meta:document-statistic meta:table-count="0" meta:image-count="0" meta:object-count="0" meta:page-count="2" meta:paragraph-count="36" meta:word-count="457" meta:character-count="2742"/>
    <dc:date>2011-08-20T22:47:14</dc:date>
    <dc:creator>Robert Houk</dc:creator>
    <meta:editing-duration>PT00H08M51S</meta:editing-duration>
    <meta:editing-cycles>1</meta:editing-cycles>
    <meta:generator>OpenOffice.org/3.2$Unix OpenOffice.org_project/320m18$Build-9502</meta:generator>
  </office:meta>
</office:document-meta>
</file>